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fo:font-style="italic" fo:font-weight="bold" style:font-style-asian="italic" style:font-weight-asian="bold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>
      <loext:graphic-properties draw:fill="solid" draw:fill-color="#a0a0a0"/>
      <style:paragraph-properties fo:text-align="center"/>
    </style:style>
    <style:style style:name="T1" style:family="text">
      <style:text-properties fo:font-style="italic" fo:background-color="#fff2cc" loext:char-shading-value="0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text-underline-style="none" style:font-style-asian="italic"/>
    </style:style>
    <style:style style:name="T5" style:family="text">
      <style:text-properties fo:font-weight="bold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How to use this template: replace all the italicized text with context about your code change.</text:span></text:p>
      <text:p text:style-name="Standard"><draw:rect text:anchor-type="as-char" style:rel-width="100%" draw:z-index="0" draw:style-name="gr1" draw:text-style-name="P5" svg:width="0.0012in" svg:height="0.0213in"><text:p/></draw:rect></text:p>
      <text:p text:style-name="P1"/>
      <text:p text:style-name="Standard"><text:span text:style-name="T5">Tl;dr:</text:span><text:span text:style-name="T3"> </text:span><text:span text:style-name="T2">[optional] 1-liner if the context of the change is long</text:span></text:p>
      <text:p text:style-name="Standard"/>
      <text:p text:style-name="Standard"><text:span text:style-name="T5">Context:</text:span></text:p>
      <text:p text:style-name="Standard"><text:span text:style-name="T2">Few sentences on the high level context for the change. Link to relevant design docs or discussion.</text:span></text:p>
      <text:p text:style-name="P1"/>
      <text:p text:style-name="Standard"><text:span text:style-name="T5">This Change:</text:span></text:p>
      <text:p text:style-name="Standard"><text:span text:style-name="T2">What this change does in the larger context. Specific details to highlight for review:<text:line-break/></text:span></text:p>
      <text:list xml:id="list766993697" text:style-name="WWNum1">
        <text:list-item>
          <text:p text:style-name="P3"><text:span text:style-name="T2">&lt;highlight1&gt;</text:span></text:p>
        </text:list-item>
        <text:list-item>
          <text:p text:style-name="P3"><text:span text:style-name="T2">&lt;highlight2&gt;</text:span></text:p>
        </text:list-item>
        <text:list-item>
          <text:p text:style-name="P3"><text:span text:style-name="T2">&lt;highlight3&gt;</text:span></text:p>
        </text:list-item>
      </text:list>
      <text:p text:style-name="P2"/>
      <text:p text:style-name="Standard"><text:span text:style-name="T5">Test Plan:</text:span></text:p>
      <text:p text:style-name="Standard"><text:span text:style-name="T2">Go over how you plan to test it. Your test plan should be more thorough the riskier the change is. For major changes, I like to describe how I E2E tested it and will monitor the rollo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106" meta:character-count="597" meta:non-whitespace-character-count="504"/>
    <meta:generator>LibreOfficeDev/6.0.5.2$Linux_X86_64 LibreOffice_project/</meta:generator>
  </office:meta>
</office:document-meta>
</file>